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eb613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Fine_20_Dashed" svg:stroke-color="#808080" draw:fill="none" draw:fill-color="#ffffff" draw:textarea-horizontal-align="left" draw:textarea-vertical-align="top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color="#808080" draw:fill="none" draw:fill-color="#ffffff" draw:textarea-horizontal-align="left" draw:textarea-vertical-align="top" draw:auto-grow-height="false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5.334cm" svg:height="2.032cm" svg:x="11.176cm" svg:y="1.27cm">
          <text:p text:style-name="P1">Optimiz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4.064cm" svg:height="2.032cm" svg:x="6.858cm" svg:y="7.366cm">
          <text:p text:style-name="P1">Disciplin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064cm" svg:height="2.032cm" svg:x="15.748cm" svg:y="11.938cm">
          <text:p text:style-name="P1">Disciplin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922cm" svg:y1="8.382cm" svg:x2="17.78cm" svg:y2="11.938cm" draw:start-shape="id1" draw:start-glue-point="1" draw:end-shape="id2" draw:end-glue-point="0" svg:d="m10922 8382h6858v3556">
          <text:p/>
        </draw:connector>
        <draw:connector draw:style-name="gr3" draw:text-style-name="P1" draw:layer="layout" svg:x1="19.222cm" svg:y1="5.842cm" svg:x2="15.967cm" svg:y2="2.286cm" draw:start-shape="id3" draw:start-glue-point="5" draw:end-shape="id4" draw:end-glue-point="9" svg:d="m19222 5842v-3556h-3255">
          <text:p/>
        </draw:connector>
        <draw:connector draw:style-name="gr3" draw:text-style-name="P1" draw:layer="layout" svg:x1="11.709cm" svg:y1="2.286cm" svg:x2="8.138cm" svg:y2="5.842cm" draw:start-shape="id4" draw:start-glue-point="6" draw:end-shape="id3" draw:end-glue-point="4" svg:d="m11709 2286h-3571v3556">
          <text:p/>
        </draw:connector>
        <draw:custom-shape draw:style-name="gr4" draw:text-style-name="P3" xml:id="id3" draw:id="id3" draw:layer="layout" svg:width="15.748cm" svg:height="9.652cm" svg:x="5.588cm" svg:y="5.842cm">
          <draw:glue-point draw:id="4" svg:x="-3.381cm" svg:y="-5cm"/>
          <draw:glue-point draw:id="5" svg:x="3.658cm" svg:y="-5cm"/>
          <draw:glue-point draw:id="6" svg:x="-0.731cm" svg:y="-1.666cm"/>
          <text:p text:style-name="P2"><text:span text:style-name="T1">MD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748cm" svg:y1="12.954cm" svg:x2="8.89cm" svg:y2="9.398cm" draw:start-shape="id2" draw:start-glue-point="3" draw:end-shape="id1" draw:end-glue-point="2" svg:d="m15748 12954h-6858v-3556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3" xml:id="id7" draw:id="id7" draw:layer="layout" svg:width="20.828cm" svg:height="12.192cm" svg:x="3.302cm" svg:y="4.826cm">
          <draw:glue-point draw:id="4" svg:x="-3.381cm" svg:y="-5cm"/>
          <draw:glue-point draw:id="5" svg:x="3.658cm" svg:y="-5cm"/>
          <draw:glue-point draw:id="6" svg:x="-0.731cm" svg:y="-1.666cm"/>
          <text:p text:style-name="P2"><text:span text:style-name="T1">MD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5.334cm" svg:height="2.032cm" svg:x="11.43cm" svg:y="1.016cm"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5" draw:id="id5" draw:layer="layout" svg:width="9.856cm" svg:height="5.334cm" svg:x="5.84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9" draw:id="id9" draw:layer="layout" svg:width="4.064cm" svg:height="2.032cm" svg:x="6.35cm" svg:y="8.382cm">
          <draw:glue-point draw:id="4" svg:x="5cm" svg:y="-2.5cm"/>
          <draw:glue-point draw:id="5" svg:x="5cm" svg:y="2.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4.064cm" svg:height="2.032cm" svg:x="19.05cm" svg:y="12.954cm"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698cm" svg:y1="9.525cm" svg:x2="21.082cm" svg:y2="12.954cm" draw:start-shape="id5" draw:start-glue-point="1" draw:end-shape="id6" draw:end-glue-point="0" svg:d="m15698 9525h5384v3429">
          <text:p/>
        </draw:connector>
        <draw:connector draw:style-name="gr3" draw:text-style-name="P1" draw:layer="layout" svg:x1="21.334cm" svg:y1="4.826cm" svg:x2="16.221cm" svg:y2="2.032cm" draw:start-shape="id7" draw:start-glue-point="5" draw:end-shape="id8" draw:end-glue-point="9" svg:d="m21334 4826v-2794h-5113">
          <text:p/>
        </draw:connector>
        <draw:connector draw:style-name="gr3" draw:text-style-name="P1" draw:layer="layout" svg:x1="11.963cm" svg:y1="2.032cm" svg:x2="6.675cm" svg:y2="4.826cm" draw:start-shape="id8" draw:start-glue-point="6" draw:end-shape="id7" draw:end-glue-point="4" svg:d="m11963 2032h-5288v2794">
          <text:p/>
        </draw:connector>
        <draw:connector draw:style-name="gr3" draw:text-style-name="P1" draw:layer="layout" svg:x1="21.082cm" svg:y1="14.986cm" svg:x2="10.77cm" svg:y2="12.192cm" draw:start-shape="id6" draw:start-glue-point="2" draw:end-shape="id5" draw:end-glue-point="2" svg:d="m21082 14986v502h-10312v-3296">
          <text:p/>
        </draw:connector>
        <draw:custom-shape draw:style-name="gr1" draw:text-style-name="P4" xml:id="id10" draw:id="id10" draw:layer="layout" svg:width="3.556cm" svg:height="1.524cm" svg:x="11.928cm" svg:y="8.636cm">
          <draw:glue-point draw:id="10" svg:x="-4.971cm" svg:y="3.333cm"/>
          <draw:glue-point draw:id="11" svg:x="-3.543cm" svg:y="-3.333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.258cm 0.756cm" svg:x1="10.414cm" svg:y1="8.89cm" svg:x2="12.447cm" svg:y2="8.891cm" draw:start-shape="id9" draw:start-glue-point="4" draw:end-shape="id10" draw:end-glue-point="11" svg:d="m10414 8890h1016v1h1017v0">
          <text:p/>
        </draw:connector>
        <draw:connector draw:style-name="gr3" draw:text-style-name="P1" draw:layer="layout" svg:x1="11.939cm" svg:y1="9.905cm" svg:x2="10.414cm" svg:y2="9.906cm" draw:start-shape="id10" draw:start-glue-point="10" draw:end-shape="id9" draw:end-glue-point="5" svg:d="m11939 9905h-767v1h-758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4" xml:id="id11" draw:id="id11" draw:layer="layout" svg:width="5.334cm" svg:height="2.032cm" svg:x="10.73cm" svg:y="2.494cm"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4" draw:id="id14" draw:layer="layout" svg:width="6.096cm" svg:height="4.572cm" svg:x="2.788cm" svg:y="8.209cm">
          <text:p text:style-name="P2"><text:span text:style-name="T1">S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3.804cm" svg:y="9.479cm">
          <draw:glue-point draw:id="4" svg:x="5cm" svg:y="-2.5cm"/>
          <draw:glue-point draw:id="5" svg:x="5cm" svg:y="2.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2" draw:id="id12" draw:layer="layout" svg:width="6.096cm" svg:height="4.572cm" svg:x="10.354cm" svg:y="8.209cm">
          <text:p text:style-name="P2"><text:span text:style-name="T1">S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1.37cm" svg:y="9.479cm">
          <draw:glue-point draw:id="4" svg:x="5cm" svg:y="-2.5cm"/>
          <draw:glue-point draw:id="5" svg:x="5cm" svg:y="2.5cm"/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6.096cm" svg:height="4.572cm" svg:x="17.82cm" svg:y="8.209cm">
          <text:p text:style-name="P2"><text:span text:style-name="T1">S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8.836cm" svg:y="9.479cm">
          <draw:glue-point draw:id="4" svg:x="5cm" svg:y="-2.5cm"/>
          <draw:glue-point draw:id="5" svg:x="5cm" svg:y="2.5cm"/>
          <text:p text:style-name="P1"><text:span text:style-name="T1">Disciplin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.397cm" svg:y1="4.526cm" svg:x2="13.402cm" svg:y2="8.209cm" draw:start-shape="id11" draw:start-glue-point="8" draw:end-shape="id12" draw:end-glue-point="0" svg:d="m13397 4526v1842h5v1841">
          <text:p/>
        </draw:connector>
        <draw:connector draw:style-name="gr3" draw:text-style-name="P1" draw:layer="layout" svg:x1="13.397cm" svg:y1="4.526cm" svg:x2="20.868cm" svg:y2="8.209cm" draw:start-shape="id11" draw:start-glue-point="8" draw:end-shape="id13" draw:end-glue-point="0" svg:d="m13397 4526v1842h7471v1841">
          <text:p/>
        </draw:connector>
        <draw:connector draw:style-name="gr3" draw:text-style-name="P1" draw:layer="layout" svg:x1="13.397cm" svg:y1="4.526cm" svg:x2="5.836cm" svg:y2="8.209cm" draw:start-shape="id11" draw:start-glue-point="8" draw:end-shape="id14" svg:d="m13397 4526v1842h-7561v1841">
          <text:p/>
        </draw:connector>
        <draw:connector draw:style-name="gr3" draw:text-style-name="P1" draw:layer="layout" draw:line-skew="0.942cm 8.896cm" svg:x1="5.836cm" svg:y1="12.781cm" svg:x2="15.521cm" svg:y2="3.51cm" draw:start-shape="id14" draw:start-glue-point="2" draw:end-shape="id11" draw:end-glue-point="9" svg:d="m5836 12781v1443h19626v-10714h-9941">
          <text:p/>
        </draw:connector>
        <draw:connector draw:style-name="gr3" draw:text-style-name="P1" draw:layer="layout" draw:line-skew="0.942cm 8.51cm" svg:x1="13.402cm" svg:y1="12.781cm" svg:x2="15.521cm" svg:y2="3.51cm" draw:start-shape="id12" draw:start-glue-point="2" draw:end-shape="id11" draw:end-glue-point="9" svg:d="m13402 12781v1443h12059v-10714h-9940">
          <text:p/>
        </draw:connector>
        <draw:connector draw:style-name="gr3" draw:text-style-name="P1" draw:layer="layout" draw:line-skew="0.942cm 8.518cm" svg:x1="20.868cm" svg:y1="12.781cm" svg:x2="15.521cm" svg:y2="3.51cm" draw:start-shape="id13" draw:start-glue-point="2" draw:end-shape="id11" draw:end-glue-point="9" svg:d="m20868 12781v1443h4593v-10714h-9940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4" xml:id="id15" draw:id="id15" draw:layer="layout" svg:width="5.334cm" svg:height="2.032cm" svg:x="10.13cm" svg:y="3.594cm"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8" draw:id="id18" draw:layer="layout" svg:width="4.064cm" svg:height="2.032cm" svg:x="3.204cm" svg:y="10.279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97cm" svg:y1="5.626cm" svg:x2="11.726cm" svg:y2="10.278cm" draw:start-shape="id15" draw:start-glue-point="8" draw:end-shape="id16" draw:end-glue-point="6" svg:d="m12797 5626v2327h-1071v2325">
          <text:p/>
        </draw:connector>
        <draw:connector draw:style-name="gr3" draw:text-style-name="P1" draw:layer="layout" svg:x1="12.797cm" svg:y1="5.626cm" svg:x2="19.225cm" svg:y2="10.277cm" draw:start-shape="id15" draw:start-glue-point="8" draw:end-shape="id17" draw:end-glue-point="6" svg:d="m12797 5626v2326h6428v2325">
          <text:p/>
        </draw:connector>
        <draw:connector draw:style-name="gr3" draw:text-style-name="P1" draw:layer="layout" svg:x1="12.797cm" svg:y1="5.626cm" svg:x2="4.227cm" svg:y2="10.279cm" draw:start-shape="id15" draw:start-glue-point="8" draw:end-shape="id18" draw:end-glue-point="6" svg:d="m12797 5626v2327h-8570v2326">
          <text:p/>
        </draw:connector>
        <draw:connector draw:style-name="gr3" draw:text-style-name="P1" draw:layer="layout" draw:line-skew="0.768cm 8.834cm" svg:x1="5.236cm" svg:y1="12.311cm" svg:x2="14.921cm" svg:y2="4.61cm" draw:start-shape="id18" draw:start-glue-point="2" draw:end-shape="id15" draw:end-glue-point="9" svg:d="m5236 12311v1270h19564v-8971h-9879">
          <text:p/>
        </draw:connector>
        <draw:connector draw:style-name="gr3" draw:text-style-name="P1" draw:layer="layout" draw:line-skew="0.769cm 8.834cm" svg:x1="12.735cm" svg:y1="12.31cm" svg:x2="14.921cm" svg:y2="4.61cm" draw:start-shape="id16" draw:start-glue-point="2" draw:end-shape="id15" draw:end-glue-point="9" svg:d="m12735 12310v1271h12065v-8971h-9879">
          <text:p/>
        </draw:connector>
        <draw:custom-shape draw:style-name="gr2" draw:text-style-name="P4" xml:id="id16" draw:id="id16" draw:layer="layout" svg:width="4.064cm" svg:height="2.032cm" svg:x="10.703cm" svg:y="10.278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7" draw:id="id17" draw:layer="layout" svg:width="4.064cm" svg:height="2.032cm" svg:x="18.202cm" svg:y="10.277cm">
          <draw:glue-point draw:id="4" svg:x="5cm" svg:y="-2.5cm"/>
          <draw:glue-point draw:id="5" svg:x="5cm" svg:y="2.5cm"/>
          <draw:glue-point draw:id="6" svg:x="-2.485cm" svg:y="-5cm"/>
          <draw:glue-point draw:id="7" svg:x="2.514cm" svg:y="-5cm"/>
          <text:p text:style-name="P1"><text:span text:style-name="T1">Disciplin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97cm" svg:y1="5.626cm" svg:x2="13.756cm" svg:y2="10.278cm" draw:start-shape="id15" draw:start-glue-point="8" draw:end-shape="id16" draw:end-glue-point="7" svg:d="m12797 5626v2327h959v2325">
          <text:p/>
        </draw:connector>
        <draw:connector draw:style-name="gr3" draw:text-style-name="P1" draw:layer="layout" svg:x1="12.797cm" svg:y1="5.626cm" svg:x2="6.257cm" svg:y2="10.279cm" draw:start-shape="id15" draw:end-shape="id18" draw:end-glue-point="7" svg:d="m12797 5626v2327h-6540v2326">
          <text:p/>
        </draw:connector>
        <draw:connector draw:style-name="gr3" draw:text-style-name="P1" draw:layer="layout" svg:x1="12.797cm" svg:y1="5.626cm" svg:x2="21.255cm" svg:y2="10.277cm" draw:start-shape="id15" draw:start-glue-point="8" draw:end-shape="id17" draw:end-glue-point="7" svg:d="m12797 5626v2326h8458v2325">
          <text:p/>
        </draw:connector>
        <draw:connector draw:style-name="gr3" draw:text-style-name="P1" draw:layer="layout" draw:line-skew="0.77cm 7.965cm" svg:x1="20.234cm" svg:y1="12.309cm" svg:x2="14.921cm" svg:y2="4.61cm" draw:start-shape="id17" draw:start-glue-point="2" draw:end-shape="id15" draw:end-glue-point="9" svg:d="m20234 12309v1272h4565v-8971h-987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4" xml:id="id20" draw:id="id20" draw:layer="layout" svg:width="5.167cm" svg:height="1.848cm" svg:x="19.05cm" svg:y="16.694cm">
          <draw:glue-point draw:id="10" svg:x="-4.522cm" svg:y="3.62cm"/>
          <draw:glue-point draw:id="11" svg:x="-3.524cm" svg:y="-3.246cm"/>
          <text:p text:style-name="P1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6cm" svg:x1="17.381cm" svg:y1="17.02cm" svg:x2="19.813cm" svg:y2="17.019cm" draw:start-shape="id19" draw:start-glue-point="8" draw:end-shape="id20" draw:end-glue-point="11" svg:d="m17381 17020h834v-1h1598v0">
          <text:p/>
        </draw:connector>
        <draw:connector draw:style-name="gr3" draw:text-style-name="P1" draw:layer="layout" svg:x1="19.297cm" svg:y1="18.286cm" svg:x2="17.381cm" svg:y2="18.287cm" draw:start-shape="id20" draw:start-glue-point="10" draw:end-shape="id19" draw:end-glue-point="7" svg:d="m19297 18286h-1082v1h-834">
          <text:p/>
        </draw:connector>
        <draw:custom-shape draw:style-name="gr4" draw:text-style-name="P3" xml:id="id19" draw:id="id19" draw:layer="layout" svg:width="9.398cm" svg:height="5.588cm" svg:x="7.983cm" svg:y="14.73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2">MDA (using approximates)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1" draw:id="id21" draw:layer="layout" svg:width="3.556cm" svg:height="1.524cm" svg:x="8.405cm" svg:y="15.678cm">
          <text:p text:style-name="P1"><text:span text:style-name="T2">Discipline 1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2" draw:id="id22" draw:layer="layout" svg:width="3.556cm" svg:height="1.524cm" svg:x="12.723cm" svg:y="17.964cm">
          <text:p text:style-name="P1"><text:span text:style-name="T2">Discipline 2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961cm" svg:y1="16.44cm" svg:x2="14.501cm" svg:y2="17.964cm" draw:start-shape="id21" draw:start-glue-point="1" draw:end-shape="id22" draw:end-glue-point="0" svg:d="m11961 16440h2540v1524">
          <text:p/>
        </draw:connector>
        <draw:connector draw:style-name="gr3" draw:text-style-name="P1" draw:layer="layout" svg:x1="12.723cm" svg:y1="18.726cm" svg:x2="10.183cm" svg:y2="17.202cm" draw:start-shape="id22" draw:start-glue-point="3" draw:end-shape="id21" draw:end-glue-point="2" svg:d="m12723 18726h-2540v-1524">
          <text:p/>
        </draw:connector>
        <draw:custom-shape draw:style-name="gr4" draw:text-style-name="P7" xml:id="id33" draw:id="id33" draw:layer="layout" svg:width="10.437cm" svg:height="6.067cm" svg:x="7.682cm" svg:y="0.28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0.712cm"/>
          <draw:glue-point draw:id="8" svg:x="5cm" svg:y="-0.645cm"/>
          <text:p text:style-name="P2"><text:span text:style-name="T2">System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3" draw:id="id23" draw:layer="layout" svg:width="3.409cm" svg:height="1.831cm" svg:x="8.49cm" svg:y="1.5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24" draw:id="id24" draw:layer="layout" svg:width="3.703cm" svg:height="1.725cm" svg:x="13.431cm" svg:y="4.255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899cm" svg:y1="2.415cm" svg:x2="15.282cm" svg:y2="4.255cm" draw:start-shape="id23" draw:start-glue-point="1" draw:end-shape="id24" draw:end-glue-point="0" svg:d="m11899 2415h3383v1840">
          <text:p/>
        </draw:connector>
        <draw:connector draw:style-name="gr3" draw:text-style-name="P1" draw:layer="layout" svg:x1="13.431cm" svg:y1="5.117cm" svg:x2="10.194cm" svg:y2="3.331cm" draw:start-shape="id24" draw:start-glue-point="3" draw:end-shape="id23" draw:end-glue-point="2" svg:d="m13431 5117h-3237v-1786">
          <text:p/>
        </draw:connector>
        <draw:custom-shape draw:style-name="gr1" draw:text-style-name="P4" xml:id="id26" draw:id="id26" draw:layer="layout" svg:width="4.198cm" svg:height="1.25cm" svg:x="8.762cm" svg:y="9.986cm">
          <draw:glue-point draw:id="10" svg:x="-4.521cm" svg:y="3.333cm"/>
          <draw:glue-point draw:id="11" svg:x="-3.278cm" svg:y="-3.333cm"/>
          <text:p text:style-name="P1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4.064cm 2.169cm" svg:x1="7.87cm" svg:y1="10.195cm" svg:x2="9.485cm" svg:y2="10.195cm" draw:start-shape="id25" draw:start-glue-point="8" draw:end-shape="id26" draw:end-glue-point="11" svg:d="m7870 10195h1528v0h87v0">
          <text:p/>
        </draw:connector>
        <draw:connector draw:style-name="gr3" draw:text-style-name="P1" draw:layer="layout" svg:x1="8.964cm" svg:y1="11.027cm" svg:x2="7.87cm" svg:y2="11.027cm" draw:start-shape="id26" draw:start-glue-point="10" draw:end-shape="id25" draw:end-glue-point="7" svg:d="m8964 11027h-1094">
          <text:p/>
        </draw:connector>
        <draw:custom-shape draw:style-name="gr4" draw:text-style-name="P7" xml:id="id25" draw:id="id25" draw:layer="layout" svg:width="7.312cm" svg:height="4.168cm" svg:x="0.558cm" svg:y="8.527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cm"/>
          <draw:glue-point draw:id="8" svg:x="5cm" svg:y="-1cm"/>
          <text:p text:style-name="P2"><text:span text:style-name="T2">Subspace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27" draw:id="id27" draw:layer="layout" svg:width="3.093cm" svg:height="1.251cm" svg:x="1.021cm" svg:y="9.569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28" draw:id="id28" draw:layer="layout" svg:width="3.093cm" svg:height="1.25cm" svg:x="4.114cm" svg:y="11.028cm">
          <text:p text:style-name="P1"><text:span text:style-name="T2">Discipline 2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114cm" svg:y1="10.194cm" svg:x2="5.66cm" svg:y2="11.028cm" draw:start-shape="id27" draw:start-glue-point="1" draw:end-shape="id28" draw:end-glue-point="0" svg:d="m4114 10194h1546v834">
          <text:p/>
        </draw:connector>
        <draw:connector draw:style-name="gr3" draw:text-style-name="P1" draw:layer="layout" svg:x1="4.114cm" svg:y1="11.653cm" svg:x2="2.567cm" svg:y2="10.82cm" draw:start-shape="id28" draw:start-glue-point="3" draw:end-shape="id27" draw:end-glue-point="2" svg:d="m4114 11653h-1547v-833">
          <text:p/>
        </draw:connector>
        <draw:custom-shape draw:style-name="gr1" draw:text-style-name="P4" xml:id="id30" draw:id="id30" draw:layer="layout" svg:width="4.198cm" svg:height="1.25cm" svg:x="22.361cm" svg:y="9.986cm">
          <draw:glue-point draw:id="10" svg:x="-4.521cm" svg:y="3.333cm"/>
          <draw:glue-point draw:id="11" svg:x="-3.278cm" svg:y="-3.333cm"/>
          <text:p text:style-name="P1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4.064cm 2.169cm" svg:x1="21.469cm" svg:y1="10.195cm" svg:x2="23.084cm" svg:y2="10.195cm" draw:start-shape="id29" draw:start-glue-point="8" draw:end-shape="id30" draw:end-glue-point="11" svg:d="m21469 10195h1528v0h87v0">
          <text:p/>
        </draw:connector>
        <draw:connector draw:style-name="gr3" draw:text-style-name="P1" draw:layer="layout" svg:x1="22.563cm" svg:y1="11.027cm" svg:x2="21.469cm" svg:y2="11.027cm" draw:start-shape="id30" draw:start-glue-point="10" draw:end-shape="id29" draw:end-glue-point="7" svg:d="m22563 11027h-1094">
          <text:p/>
        </draw:connector>
        <draw:custom-shape draw:style-name="gr4" draw:text-style-name="P7" xml:id="id29" draw:id="id29" draw:layer="layout" svg:width="7.312cm" svg:height="4.168cm" svg:x="14.157cm" svg:y="8.527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cm"/>
          <draw:glue-point draw:id="8" svg:x="5cm" svg:y="-1cm"/>
          <text:p text:style-name="P2"><text:span text:style-name="T2">Subspace 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1" draw:id="id31" draw:layer="layout" svg:width="3.093cm" svg:height="1.251cm" svg:x="14.62cm" svg:y="9.569cm">
          <text:p text:style-name="P1"><text:span text:style-name="T2">Discipline 1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32" draw:id="id32" draw:layer="layout" svg:width="3.093cm" svg:height="1.25cm" svg:x="17.713cm" svg:y="11.028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7.713cm" svg:y1="10.194cm" svg:x2="19.259cm" svg:y2="11.028cm" draw:start-shape="id31" draw:start-glue-point="1" draw:end-shape="id32" draw:end-glue-point="0" svg:d="m17713 10194h1546v834">
          <text:p/>
        </draw:connector>
        <draw:connector draw:style-name="gr3" draw:text-style-name="P1" draw:layer="layout" svg:x1="17.713cm" svg:y1="11.653cm" svg:x2="16.166cm" svg:y2="10.82cm" draw:start-shape="id32" draw:start-glue-point="3" draw:end-shape="id31" draw:end-glue-point="2" svg:d="m17713 11653h-1547v-833">
          <text:p/>
        </draw:connector>
        <draw:connector draw:style-name="gr3" draw:text-style-name="P1" draw:layer="layout" draw:line-skew="2.714cm" svg:x1="23.691cm" svg:y1="17.618cm" svg:x2="18.119cm" svg:y2="3.57cm" draw:start-shape="id20" draw:start-glue-point="9" svg:d="m23691 17618h3741v-14048h-9313">
          <text:p/>
        </draw:connector>
        <draw:connector draw:style-name="gr3" draw:text-style-name="P1" draw:layer="layout" svg:x1="12.9cm" svg:y1="6.35cm" svg:x2="4.214cm" svg:y2="8.527cm" draw:start-shape="id33" draw:start-glue-point="2" draw:end-shape="id25" svg:d="m12900 6350v1088h-8686v1089">
          <text:p/>
        </draw:connector>
        <draw:connector draw:style-name="gr3" draw:text-style-name="P1" draw:layer="layout" svg:x1="12.9cm" svg:y1="6.35cm" svg:x2="17.813cm" svg:y2="8.527cm" draw:start-shape="id33" draw:start-glue-point="2" draw:end-shape="id29" svg:d="m12900 6350v1088h4913v1089">
          <text:p/>
        </draw:connector>
        <draw:connector draw:style-name="gr3" draw:text-style-name="P1" draw:layer="layout" draw:line-skew="0.731cm" svg:x1="10.861cm" svg:y1="11.236cm" svg:x2="12.682cm" svg:y2="14.732cm" draw:start-shape="id26" draw:start-glue-point="8" draw:end-shape="id19" draw:end-glue-point="0" svg:d="m10861 11236v2480h1821v1016">
          <text:p/>
        </draw:connector>
        <draw:connector draw:style-name="gr3" draw:text-style-name="P1" draw:layer="layout" draw:line-skew="0.731cm" svg:x1="24.46cm" svg:y1="11.236cm" svg:x2="12.682cm" svg:y2="14.732cm" draw:start-shape="id30" draw:start-glue-point="8" draw:end-shape="id19" draw:end-glue-point="0" svg:d="m24460 11236v2480h-11778v1016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4" xml:id="id35" draw:id="id35" draw:layer="layout" svg:width="5.167cm" svg:height="1.848cm" svg:x="16.655cm" svg:y="2.724cm">
          <draw:glue-point draw:id="10" svg:x="-4.522cm" svg:y="3.62cm"/>
          <draw:glue-point draw:id="11" svg:x="-3.524cm" svg:y="-3.246cm"/>
          <text:p text:style-name="P1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6cm" svg:x1="14.986cm" svg:y1="3.05cm" svg:x2="17.418cm" svg:y2="3.049cm" draw:start-shape="id34" draw:start-glue-point="8" draw:end-shape="id35" draw:end-glue-point="11" svg:d="m14986 3050h834v-1h1598v0">
          <text:p/>
        </draw:connector>
        <draw:connector draw:style-name="gr3" draw:text-style-name="P1" draw:layer="layout" svg:x1="16.902cm" svg:y1="4.316cm" svg:x2="14.986cm" svg:y2="4.317cm" draw:start-shape="id35" draw:start-glue-point="10" draw:end-shape="id34" draw:end-glue-point="7" svg:d="m16902 4316h-1082v1h-834">
          <text:p/>
        </draw:connector>
        <draw:custom-shape draw:style-name="gr4" draw:text-style-name="P3" xml:id="id34" draw:id="id34" draw:layer="layout" svg:width="9.398cm" svg:height="5.588cm" svg:x="5.588cm" svg:y="0.76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2">M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36" draw:id="id36" draw:layer="layout" svg:width="3.409cm" svg:height="1.415cm" svg:x="5.988cm" svg:y="2.033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37" draw:id="id37" draw:layer="layout" svg:width="3.441cm" svg:height="1.471cm" svg:x="10.929cm" svg:y="4.372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397cm" svg:y1="2.74cm" svg:x2="12.649cm" svg:y2="4.372cm" draw:start-shape="id36" draw:start-glue-point="1" draw:end-shape="id37" draw:end-glue-point="0" svg:d="m9397 2740h3252v1632">
          <text:p/>
        </draw:connector>
        <draw:connector draw:style-name="gr3" draw:text-style-name="P1" draw:layer="layout" svg:x1="10.929cm" svg:y1="5.107cm" svg:x2="7.692cm" svg:y2="3.448cm" draw:start-shape="id37" draw:start-glue-point="3" draw:end-shape="id36" draw:end-glue-point="2" svg:d="m10929 5107h-3237v-1659">
          <text:p/>
        </draw:connector>
        <draw:connector draw:style-name="gr3" draw:text-style-name="P1" draw:layer="layout" svg:x1="18.712cm" svg:y1="4.572cm" svg:x2="4.826cm" svg:y2="10.414cm" draw:start-shape="id35" draw:start-glue-point="7" svg:d="m18712 4572v3172h-13886v2670">
          <text:p/>
        </draw:connector>
        <draw:connector draw:style-name="gr3" draw:text-style-name="P1" draw:layer="layout" svg:x1="18.712cm" svg:y1="4.572cm" svg:x2="17.925cm" svg:y2="10.413cm" draw:start-shape="id35" draw:start-glue-point="7" svg:d="m18712 4572v3172h-787v2669">
          <text:p/>
        </draw:connector>
        <draw:connector draw:style-name="gr3" draw:text-style-name="P1" draw:layer="layout" draw:line-skew="1.914cm 5.109cm" svg:x1="11.938cm" svg:y1="13.586cm" svg:x2="21.296cm" svg:y2="3.648cm" draw:start-shape="id38" draw:start-glue-point="8" draw:end-shape="id35" draw:end-glue-point="9" svg:d="m11938 13586v2416h15494v-12354h-6136">
          <text:p/>
        </draw:connector>
        <draw:connector draw:style-name="gr3" draw:text-style-name="P1" draw:layer="layout" draw:line-skew="1.915cm 4.891cm" svg:x1="25.037cm" svg:y1="13.585cm" svg:x2="21.296cm" svg:y2="3.648cm" draw:start-shape="id39" draw:start-glue-point="8" draw:end-shape="id35" draw:end-glue-point="9" svg:d="m25037 13585v2417h2395v-12354h-6136">
          <text:p/>
        </draw:connector>
        <draw:custom-shape draw:style-name="gr2" draw:text-style-name="P4" draw:layer="layout" svg:width="4.064cm" svg:height="2.032cm" svg:x="2.794cm" svg:y="11.684cm">
          <draw:glue-point draw:id="4" svg:x="5cm" svg:y="-2.5cm"/>
          <draw:glue-point draw:id="5" svg:x="5cm" svg:y="2.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8" draw:id="id38" draw:layer="layout" svg:width="3.556cm" svg:height="1.524cm" svg:x="10.16cm" svg:y="12.062cm">
          <draw:glue-point draw:id="10" svg:x="-4.971cm" svg:y="3.333cm"/>
          <draw:glue-point draw:id="11" svg:x="-3.543cm" svg:y="-3.333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757cm" svg:x1="8.128cm" svg:y1="12.318cm" svg:x2="10.679cm" svg:y2="12.317cm" draw:start-shape="id40" draw:start-glue-point="8" draw:end-shape="id38" draw:end-glue-point="11" svg:d="m8128 12318h1016v0h1535v-1">
          <text:p/>
        </draw:connector>
        <draw:connector draw:style-name="gr3" draw:text-style-name="P1" draw:layer="layout" svg:x1="10.171cm" svg:y1="13.331cm" svg:x2="8.128cm" svg:y2="13.33cm" draw:start-shape="id38" draw:start-glue-point="10" draw:end-shape="id40" draw:end-glue-point="7" svg:d="m10171 13331h-1027v-1h-1016">
          <text:p/>
        </draw:connector>
        <draw:custom-shape draw:style-name="gr4" draw:text-style-name="P3" xml:id="id40" draw:id="id40" draw:layer="layout" svg:width="6.604cm" svg:height="4.572cm" svg:x="1.524cm" svg:y="10.41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7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5.893cm" svg:y="11.683cm">
          <draw:glue-point draw:id="4" svg:x="5cm" svg:y="-2.5cm"/>
          <draw:glue-point draw:id="5" svg:x="5cm" svg:y="2.5cm"/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39" draw:id="id39" draw:layer="layout" svg:width="3.556cm" svg:height="1.524cm" svg:x="23.259cm" svg:y="12.061cm">
          <draw:glue-point draw:id="10" svg:x="-4.971cm" svg:y="3.333cm"/>
          <draw:glue-point draw:id="11" svg:x="-3.262cm" svg:y="-3.326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2.318cm" svg:x2="23.878cm" svg:y2="12.317cm" draw:start-shape="id41" draw:start-glue-point="8" draw:end-shape="id39" draw:end-glue-point="11" svg:d="m21227 12318h1096v0h1555v-1">
          <text:p/>
        </draw:connector>
        <draw:connector draw:style-name="gr3" draw:text-style-name="P1" draw:layer="layout" svg:x1="23.27cm" svg:y1="13.33cm" svg:x2="21.227cm" svg:y2="13.329cm" draw:start-shape="id39" draw:start-glue-point="10" draw:end-shape="id41" draw:end-glue-point="7" svg:d="m23270 13330h-1027v-1h-1016">
          <text:p/>
        </draw:connector>
        <draw:custom-shape draw:style-name="gr4" draw:text-style-name="P3" xml:id="id41" draw:id="id41" draw:layer="layout" svg:width="6.604cm" svg:height="4.572cm" svg:x="14.623cm" svg:y="10.4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5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3" draw:text-style-name="P1" draw:layer="layout" svg:x1="13.286cm" svg:y1="6.249cm" svg:x2="4.826cm" svg:y2="8.514cm" draw:start-shape="id42" draw:start-glue-point="2" draw:end-shape="id43" draw:end-glue-point="0" svg:d="m13286 6249v1133h-8460v1132">
          <text:p/>
        </draw:connector>
        <draw:connector draw:style-name="gr3" draw:text-style-name="P1" draw:layer="layout" svg:x1="13.286cm" svg:y1="6.249cm" svg:x2="17.925cm" svg:y2="8.513cm" draw:start-shape="id42" draw:start-glue-point="2" draw:end-shape="id44" draw:end-glue-point="0" svg:d="m13286 6249v1132h4639v1132">
          <text:p/>
        </draw:connector>
        <draw:connector draw:style-name="gr3" draw:text-style-name="P1" draw:layer="layout" svg:x1="11.938cm" svg:y1="11.686cm" svg:x2="9.525cm" svg:y2="14.794cm" draw:start-shape="id45" draw:start-glue-point="8" svg:d="m11938 11686v1805h-2413v1303">
          <text:p/>
        </draw:connector>
        <draw:connector draw:style-name="gr3" draw:text-style-name="P1" draw:layer="layout" svg:x1="25.037cm" svg:y1="11.685cm" svg:x2="9.525cm" svg:y2="14.794cm" draw:start-shape="id46" draw:start-glue-point="8" svg:d="m25037 11685v1806h-15512v1303">
          <text:p/>
        </draw:connector>
        <draw:custom-shape draw:style-name="gr2" draw:text-style-name="P4" draw:layer="layout" svg:width="4.064cm" svg:height="2.032cm" svg:x="2.794cm" svg:y="9.784cm">
          <draw:glue-point draw:id="4" svg:x="5cm" svg:y="-2.5cm"/>
          <draw:glue-point draw:id="5" svg:x="5cm" svg:y="2.5cm"/>
          <text:p text:style-name="P4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5" draw:id="id45" draw:layer="layout" svg:width="3.556cm" svg:height="1.524cm" svg:x="10.16cm" svg:y="10.162cm">
          <draw:glue-point draw:id="10" svg:x="-4.971cm" svg:y="3.333cm"/>
          <draw:glue-point draw:id="11" svg:x="-3.543cm" svg:y="-3.333cm"/>
          <text:p text:style-name="P4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757cm" svg:x1="8.128cm" svg:y1="10.418cm" svg:x2="10.679cm" svg:y2="10.417cm" draw:start-shape="id43" draw:start-glue-point="8" draw:end-shape="id45" draw:end-glue-point="11" svg:d="m8128 10418h1016v0h1535v-1">
          <text:p/>
        </draw:connector>
        <draw:connector draw:style-name="gr3" draw:text-style-name="P1" draw:layer="layout" svg:x1="10.171cm" svg:y1="11.431cm" svg:x2="8.128cm" svg:y2="11.43cm" draw:start-shape="id45" draw:start-glue-point="10" draw:end-shape="id43" draw:end-glue-point="7" svg:d="m10171 11431h-1027v-1h-1016">
          <text:p/>
        </draw:connector>
        <draw:custom-shape draw:style-name="gr4" draw:text-style-name="P3" xml:id="id43" draw:id="id43" draw:layer="layout" svg:width="6.604cm" svg:height="4.572cm" svg:x="1.524cm" svg:y="8.51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7cm"/>
          <text:p text:style-name="P3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5.893cm" svg:y="9.783cm">
          <draw:glue-point draw:id="4" svg:x="5cm" svg:y="-2.5cm"/>
          <draw:glue-point draw:id="5" svg:x="5cm" svg:y="2.5cm"/>
          <text:p text:style-name="P4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46" draw:id="id46" draw:layer="layout" svg:width="3.556cm" svg:height="1.524cm" svg:x="23.259cm" svg:y="10.161cm">
          <draw:glue-point draw:id="10" svg:x="-4.971cm" svg:y="3.333cm"/>
          <draw:glue-point draw:id="11" svg:x="-3.262cm" svg:y="-3.326cm"/>
          <text:p text:style-name="P4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0.418cm" svg:x2="23.878cm" svg:y2="10.417cm" draw:start-shape="id44" draw:start-glue-point="8" draw:end-shape="id46" draw:end-glue-point="11" svg:d="m21227 10418h1096v0h1555v-1">
          <text:p/>
        </draw:connector>
        <draw:connector draw:style-name="gr3" draw:text-style-name="P1" draw:layer="layout" svg:x1="23.27cm" svg:y1="11.43cm" svg:x2="21.227cm" svg:y2="11.429cm" draw:start-shape="id46" draw:start-glue-point="10" draw:end-shape="id44" draw:end-glue-point="7" svg:d="m23270 11430h-1027v-1h-1016">
          <text:p/>
        </draw:connector>
        <draw:custom-shape draw:style-name="gr4" draw:text-style-name="P3" xml:id="id44" draw:id="id44" draw:layer="layout" svg:width="6.604cm" svg:height="4.572cm" svg:x="14.623cm" svg:y="8.5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5cm"/>
          <text:p text:style-name="P3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48" draw:id="id48" draw:layer="layout" svg:width="5.167cm" svg:height="1.848cm" svg:x="15.893cm" svg:y="17.056cm">
          <draw:glue-point draw:id="10" svg:x="-4.522cm" svg:y="3.62cm"/>
          <draw:glue-point draw:id="11" svg:x="-3.524cm" svg:y="-3.246cm"/>
          <text:p text:style-name="P4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7cm" svg:x1="14.224cm" svg:y1="17.382cm" svg:x2="16.656cm" svg:y2="17.381cm" draw:start-shape="id47" draw:start-glue-point="8" draw:end-shape="id48" draw:end-glue-point="11" svg:d="m14224 17382h834v0h1598v-1">
          <text:p/>
        </draw:connector>
        <draw:connector draw:style-name="gr3" draw:text-style-name="P1" draw:layer="layout" svg:x1="16.14cm" svg:y1="18.648cm" svg:x2="14.224cm" svg:y2="18.649cm" draw:start-shape="id48" draw:start-glue-point="10" draw:end-shape="id47" draw:end-glue-point="7" svg:d="m16140 18648h-1082v1h-834">
          <text:p/>
        </draw:connector>
        <draw:custom-shape draw:style-name="gr4" draw:text-style-name="P3" xml:id="id47" draw:id="id47" draw:layer="layout" svg:width="9.398cm" svg:height="5.588cm" svg:x="4.826cm" svg:y="15.09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3"><text:span text:style-name="T2">MDA</text:span><text:span text:style-name="T1"> with linear approxim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49" draw:id="id49" draw:layer="layout" svg:width="3.409cm" svg:height="1.415cm" svg:x="5.226cm" svg:y="16.365cm">
          <text:p text:style-name="P8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50" draw:id="id50" draw:layer="layout" svg:width="3.441cm" svg:height="1.471cm" svg:x="10.167cm" svg:y="18.704cm">
          <text:p text:style-name="P8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8.635cm" svg:y1="17.072cm" svg:x2="11.887cm" svg:y2="18.704cm" draw:start-shape="id49" draw:start-glue-point="1" draw:end-shape="id50" draw:end-glue-point="0" svg:d="m8635 17072h3252v1632">
          <text:p/>
        </draw:connector>
        <draw:connector draw:style-name="gr3" draw:text-style-name="P1" draw:layer="layout" svg:x1="10.167cm" svg:y1="19.439cm" svg:x2="6.93cm" svg:y2="17.78cm" draw:start-shape="id50" draw:start-glue-point="3" draw:end-shape="id49" draw:end-glue-point="2" svg:d="m10167 19439h-3237v-1659">
          <text:p/>
        </draw:connector>
        <draw:custom-shape draw:style-name="gr4" draw:text-style-name="P3" xml:id="id42" draw:id="id42" draw:layer="layout" svg:width="9.398cm" svg:height="5.588cm" svg:x="8.587cm" svg:y="0.661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2">System Analysis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51" draw:id="id51" draw:layer="layout" svg:width="3.409cm" svg:height="1.415cm" svg:x="8.987cm" svg:y="1.932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52" draw:id="id52" draw:layer="layout" svg:width="3.441cm" svg:height="1.471cm" svg:x="13.928cm" svg:y="4.271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396cm" svg:y1="2.639cm" svg:x2="15.648cm" svg:y2="4.271cm" draw:start-shape="id51" draw:start-glue-point="1" draw:end-shape="id52" draw:end-glue-point="0" svg:d="m12396 2639h3252v1632">
          <text:p/>
        </draw:connector>
        <draw:connector draw:style-name="gr3" draw:text-style-name="P1" draw:layer="layout" svg:x1="13.928cm" svg:y1="5.006cm" svg:x2="10.691cm" svg:y2="3.347cm" draw:start-shape="id52" draw:start-glue-point="3" draw:end-shape="id51" draw:end-glue-point="2" svg:d="m13928 5006h-3237v-1659">
          <text:p/>
        </draw:connector>
        <draw:connector draw:style-name="gr3" draw:text-style-name="P1" draw:layer="layout" draw:line-skew="5.871cm" svg:x1="20.534cm" svg:y1="17.98cm" svg:x2="17.985cm" svg:y2="2.949cm" draw:start-shape="id48" draw:start-glue-point="9" draw:end-shape="id42" draw:end-glue-point="8" svg:d="m20534 17980h6898v-15031h-9447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3" xml:id="id57" draw:id="id57" draw:layer="layout" svg:width="9.398cm" svg:height="5.588cm" svg:x="8.588cm" svg:y="0.66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2">M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53" draw:id="id53" draw:layer="layout" svg:width="3.409cm" svg:height="1.415cm" svg:x="8.988cm" svg:y="1.933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54" draw:id="id54" draw:layer="layout" svg:width="3.441cm" svg:height="1.471cm" svg:x="13.929cm" svg:y="4.272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397cm" svg:y1="2.64cm" svg:x2="15.649cm" svg:y2="4.272cm" draw:start-shape="id53" draw:start-glue-point="1" draw:end-shape="id54" draw:end-glue-point="0" svg:d="m12397 2640h3252v1632">
          <text:p/>
        </draw:connector>
        <draw:connector draw:style-name="gr3" draw:text-style-name="P1" draw:layer="layout" svg:x1="13.929cm" svg:y1="5.007cm" svg:x2="10.692cm" svg:y2="3.348cm" draw:start-shape="id54" draw:start-glue-point="3" draw:end-shape="id53" draw:end-glue-point="2" svg:d="m13929 5007h-3237v-1659">
          <text:p/>
        </draw:connector>
        <draw:custom-shape draw:style-name="gr2" draw:text-style-name="P4" draw:layer="layout" svg:width="4.064cm" svg:height="2.032cm" svg:x="2.794cm" svg:y="11.684cm">
          <draw:glue-point draw:id="4" svg:x="5cm" svg:y="-2.5cm"/>
          <draw:glue-point draw:id="5" svg:x="5cm" svg:y="2.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6" draw:id="id56" draw:layer="layout" svg:width="3.556cm" svg:height="1.524cm" svg:x="10.16cm" svg:y="12.062cm">
          <draw:glue-point draw:id="10" svg:x="-4.971cm" svg:y="3.333cm"/>
          <draw:glue-point draw:id="11" svg:x="-3.543cm" svg:y="-3.333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757cm" svg:x1="8.128cm" svg:y1="12.318cm" svg:x2="10.679cm" svg:y2="12.317cm" draw:start-shape="id55" draw:start-glue-point="8" draw:end-shape="id56" draw:end-glue-point="11" svg:d="m8128 12318h1016v0h1535v-1">
          <text:p/>
        </draw:connector>
        <draw:connector draw:style-name="gr3" draw:text-style-name="P1" draw:layer="layout" svg:x1="10.171cm" svg:y1="13.331cm" svg:x2="8.128cm" svg:y2="13.33cm" draw:start-shape="id56" draw:start-glue-point="10" draw:end-shape="id55" draw:end-glue-point="7" svg:d="m10171 13331h-1027v-1h-1016">
          <text:p/>
        </draw:connector>
        <draw:connector draw:style-name="gr3" draw:text-style-name="P1" draw:layer="layout" svg:x1="13.287cm" svg:y1="6.25cm" svg:x2="4.826cm" svg:y2="10.414cm" draw:start-shape="id57" draw:start-glue-point="2" draw:end-shape="id55" draw:end-glue-point="0" svg:d="m13287 6250v2082h-8461v2082">
          <text:p/>
        </draw:connector>
        <draw:connector draw:style-name="gr3" draw:text-style-name="P1" draw:layer="layout" svg:x1="13.287cm" svg:y1="6.25cm" svg:x2="17.925cm" svg:y2="10.413cm" draw:start-shape="id57" draw:start-glue-point="2" draw:end-shape="id58" draw:end-glue-point="0" svg:d="m13287 6250v2082h4638v2081">
          <text:p/>
        </draw:connector>
        <draw:connector draw:style-name="gr3" draw:text-style-name="P1" draw:layer="layout" svg:x1="11.938cm" svg:y1="13.586cm" svg:x2="17.986cm" svg:y2="2.95cm" draw:start-shape="id56" draw:start-glue-point="8" draw:end-shape="id57" draw:end-glue-point="8" svg:d="m11938 13586v2416h15494v-13052h-9446">
          <text:p/>
        </draw:connector>
        <draw:connector draw:style-name="gr3" draw:text-style-name="P1" draw:layer="layout" draw:line-skew="1.915cm 6.809cm" svg:x1="25.037cm" svg:y1="13.585cm" svg:x2="17.986cm" svg:y2="2.95cm" draw:start-shape="id59" draw:start-glue-point="8" draw:end-shape="id57" draw:end-glue-point="8" svg:d="m25037 13585v2417h2395v-13052h-9446">
          <text:p/>
        </draw:connector>
        <draw:custom-shape draw:style-name="gr4" draw:text-style-name="P3" xml:id="id55" draw:id="id55" draw:layer="layout" svg:width="6.604cm" svg:height="4.572cm" svg:x="1.524cm" svg:y="10.414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7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5.893cm" svg:y="11.683cm">
          <draw:glue-point draw:id="4" svg:x="5cm" svg:y="-2.5cm"/>
          <draw:glue-point draw:id="5" svg:x="5cm" svg:y="2.5cm"/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9" draw:id="id59" draw:layer="layout" svg:width="3.556cm" svg:height="1.524cm" svg:x="23.259cm" svg:y="12.061cm">
          <draw:glue-point draw:id="10" svg:x="-4.971cm" svg:y="3.333cm"/>
          <draw:glue-point draw:id="11" svg:x="-3.262cm" svg:y="-3.326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2.318cm" svg:x2="23.878cm" svg:y2="12.317cm" draw:start-shape="id58" draw:start-glue-point="8" draw:end-shape="id59" draw:end-glue-point="11" svg:d="m21227 12318h1096v0h1555v-1">
          <text:p/>
        </draw:connector>
        <draw:connector draw:style-name="gr3" draw:text-style-name="P1" draw:layer="layout" svg:x1="23.27cm" svg:y1="13.33cm" svg:x2="21.227cm" svg:y2="13.329cm" draw:start-shape="id59" draw:start-glue-point="10" draw:end-shape="id58" draw:end-glue-point="7" svg:d="m23270 13330h-1027v-1h-1016">
          <text:p/>
        </draw:connector>
        <draw:custom-shape draw:style-name="gr4" draw:text-style-name="P3" xml:id="id58" draw:id="id58" draw:layer="layout" svg:width="6.604cm" svg:height="4.572cm" svg:x="14.623cm" svg:y="10.4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5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" draw:text-style-name="P4" xml:id="id61" draw:id="id61" draw:layer="layout" svg:width="5.167cm" svg:height="1.848cm" svg:x="16.655cm" svg:y="2.723cm">
          <draw:glue-point draw:id="10" svg:x="-4.522cm" svg:y="3.62cm"/>
          <draw:glue-point draw:id="11" svg:x="-3.524cm" svg:y="-3.246cm"/>
          <text:p text:style-name="P1"><text:span text:style-name="T1">Optimiz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827cm" svg:x1="14.986cm" svg:y1="3.068cm" svg:x2="17.418cm" svg:y2="3.048cm" draw:start-shape="id60" draw:start-glue-point="8" draw:end-shape="id61" draw:end-glue-point="11" svg:d="m14986 3068h834v-19h1598v-1">
          <text:p/>
        </draw:connector>
        <draw:connector draw:style-name="gr3" draw:text-style-name="P1" draw:layer="layout" svg:x1="16.902cm" svg:y1="4.315cm" svg:x2="14.986cm" svg:y2="4.29cm" draw:start-shape="id61" draw:start-glue-point="10" draw:end-shape="id60" draw:end-glue-point="7" svg:d="m16902 4315h-1082v-25h-834">
          <text:p/>
        </draw:connector>
        <draw:custom-shape draw:style-name="gr4" draw:text-style-name="P3" xml:id="id60" draw:id="id60" draw:layer="layout" svg:width="9.398cm" svg:height="5.388cm" svg:x="5.588cm" svg:y="0.86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63cm"/>
          <draw:glue-point draw:id="8" svg:x="5cm" svg:y="-0.907cm"/>
          <text:p text:style-name="P2"><text:span text:style-name="T2">M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3.409cm" svg:height="1.415cm" svg:x="5.988cm" svg:y="3.032cm">
          <text:p text:style-name="P1"><text:span text:style-name="T2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3.441cm" svg:height="1.471cm" svg:x="10.929cm" svg:y="3.071cm">
          <text:p text:style-name="P1"><text:span text:style-name="T2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8.712cm" svg:y1="4.571cm" svg:x2="4.826cm" svg:y2="10.413cm" draw:start-shape="id61" draw:start-glue-point="7" svg:d="m18712 4571v3172h-13886v2670">
          <text:p/>
        </draw:connector>
        <draw:connector draw:style-name="gr3" draw:text-style-name="P1" draw:layer="layout" svg:x1="18.712cm" svg:y1="4.571cm" svg:x2="17.925cm" svg:y2="10.412cm" draw:start-shape="id61" draw:start-glue-point="7" svg:d="m18712 4571v3172h-787v2669">
          <text:p/>
        </draw:connector>
        <draw:connector draw:style-name="gr3" draw:text-style-name="P1" draw:layer="layout" draw:line-skew="2.931cm 5.109cm" svg:x1="11.938cm" svg:y1="13.585cm" svg:x2="21.296cm" svg:y2="3.647cm" draw:start-shape="id62" draw:start-glue-point="8" draw:end-shape="id61" draw:end-glue-point="9" svg:d="m11938 13585v3433h15494v-13371h-6136">
          <text:p/>
        </draw:connector>
        <draw:connector draw:style-name="gr3" draw:text-style-name="P1" draw:layer="layout" draw:line-skew="2.932cm 4.891cm" svg:x1="25.037cm" svg:y1="13.584cm" svg:x2="21.296cm" svg:y2="3.647cm" draw:start-shape="id63" draw:start-glue-point="8" draw:end-shape="id61" draw:end-glue-point="9" svg:d="m25037 13584v3434h2395v-13371h-6136">
          <text:p/>
        </draw:connector>
        <draw:custom-shape draw:style-name="gr2" draw:text-style-name="P4" draw:layer="layout" svg:width="4.064cm" svg:height="2.032cm" svg:x="2.794cm" svg:y="11.683cm">
          <draw:glue-point draw:id="4" svg:x="5cm" svg:y="-2.5cm"/>
          <draw:glue-point draw:id="5" svg:x="5cm" svg:y="2.5cm"/>
          <text:p text:style-name="P1"><text:span text:style-name="T1">Discipli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2" draw:id="id62" draw:layer="layout" svg:width="3.556cm" svg:height="1.524cm" svg:x="10.16cm" svg:y="12.061cm">
          <draw:glue-point draw:id="10" svg:x="-4.971cm" svg:y="3.333cm"/>
          <draw:glue-point draw:id="11" svg:x="-3.543cm" svg:y="-3.333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cm 0.757cm" svg:x1="8.128cm" svg:y1="12.317cm" svg:x2="10.679cm" svg:y2="12.316cm" draw:start-shape="id64" draw:start-glue-point="8" draw:end-shape="id62" draw:end-glue-point="11" svg:d="m8128 12317h1016v0h1535v-1">
          <text:p/>
        </draw:connector>
        <draw:connector draw:style-name="gr3" draw:text-style-name="P1" draw:layer="layout" svg:x1="10.171cm" svg:y1="13.33cm" svg:x2="8.128cm" svg:y2="13.329cm" draw:start-shape="id62" draw:start-glue-point="10" draw:end-shape="id64" draw:end-glue-point="7" svg:d="m10171 13330h-1027v-1h-1016">
          <text:p/>
        </draw:connector>
        <draw:custom-shape draw:style-name="gr4" draw:text-style-name="P3" xml:id="id64" draw:id="id64" draw:layer="layout" svg:width="6.604cm" svg:height="4.572cm" svg:x="1.524cm" svg:y="10.413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7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064cm" svg:height="2.032cm" svg:x="15.893cm" svg:y="11.682cm">
          <draw:glue-point draw:id="4" svg:x="5cm" svg:y="-2.5cm"/>
          <draw:glue-point draw:id="5" svg:x="5cm" svg:y="2.5cm"/>
          <text:p text:style-name="P1"><text:span text:style-name="T1">Discipli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3" draw:id="id63" draw:layer="layout" svg:width="3.556cm" svg:height="1.524cm" svg:x="23.259cm" svg:y="12.06cm">
          <draw:glue-point draw:id="10" svg:x="-4.971cm" svg:y="3.333cm"/>
          <draw:glue-point draw:id="11" svg:x="-3.262cm" svg:y="-3.326cm"/>
          <text:p text:style-name="P1"><text:span text:style-name="T1">Optimiz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0.08cm 0.758cm" svg:x1="21.227cm" svg:y1="12.317cm" svg:x2="23.878cm" svg:y2="12.316cm" draw:start-shape="id65" draw:start-glue-point="8" draw:end-shape="id63" draw:end-glue-point="11" svg:d="m21227 12317h1096v0h1555v-1">
          <text:p/>
        </draw:connector>
        <draw:connector draw:style-name="gr3" draw:text-style-name="P1" draw:layer="layout" svg:x1="23.27cm" svg:y1="13.329cm" svg:x2="21.227cm" svg:y2="13.328cm" draw:start-shape="id63" draw:start-glue-point="10" draw:end-shape="id65" draw:end-glue-point="7" svg:d="m23270 13329h-1027v-1h-1016">
          <text:p/>
        </draw:connector>
        <draw:custom-shape draw:style-name="gr4" draw:text-style-name="P3" xml:id="id65" draw:id="id65" draw:layer="layout" svg:width="6.604cm" svg:height="4.572cm" svg:x="14.623cm" svg:y="10.412cm">
          <draw:glue-point draw:id="4" svg:x="-3.381cm" svg:y="-5cm"/>
          <draw:glue-point draw:id="5" svg:x="3.658cm" svg:y="-5cm"/>
          <draw:glue-point draw:id="6" svg:x="-0.731cm" svg:y="-1.666cm"/>
          <draw:glue-point draw:id="7" svg:x="5cm" svg:y="1.38cm"/>
          <draw:glue-point draw:id="8" svg:x="5cm" svg:y="-0.835cm"/>
          <text:p text:style-name="P2"><text:span text:style-name="T2">SDA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draw:shadow="hidden" draw:shadow-offset-x="0.2cm" draw:shadow-offset-y="0.2cm" draw:shadow-color="#808080" draw:measure-align="left-out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quera </meta:initial-creator>
    <meta:creation-date>2013-02-17T10:05:41</meta:creation-date>
    <dc:date>2013-02-17T17:02:17</dc:date>
    <dc:creator>jorquera </dc:creator>
    <meta:editing-duration>PT1H36M1S</meta:editing-duration>
    <meta:editing-cycles>25</meta:editing-cycles>
    <meta:generator>LibreOffice/3.5$Linux_x86 LibreOffice_project/350m1$Build-2</meta:generator>
    <meta:document-statistic meta:object-count="208"/>
  </office:meta>
</office:document-meta>
</file>